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/>
    </style:style>
    <style:style style:name="ce10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Normal_3.1_32_Freight_32_Moved_32_0809_32_Q2" style:data-style-name="N0">
      <style:table-cell-properties fo:border-top="2pt solid #000000" fo:border-bottom="2pt solid #000000" fo:border-left="none" fo:border-right="none" style:vertical-align="middle" fo:background-color="#FFFFFF"/>
    </style:style>
    <style:style style:name="ce14" style:family="table-cell" style:parent-style-name="Normal_3.1_32_Freight_32_Moved_32_0809_32_Q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Normal_3.1_32_Freight_32_Moved_32_0809_32_Q2" style:data-style-name="N36">
      <style:table-cell-properties style:vertical-align="middle" fo:wrap-option="wrap" fo:background-color="#FFFFFF" style:repeat-content="false"/>
      <style:paragraph-properties fo:text-align="end" fo:margin-right="0cm"/>
    </style:style>
    <style:style style:name="ce16" style:family="table-cell" style:parent-style-name="Normal_3.1_32_Freight_32_Moved_32_0809_32_Q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none" fo:border-right="none" fo:background-color="#FFFFFF"/>
    </style:style>
    <style:style style:name="ce20" style:family="table-cell" style:parent-style-name="Normal_3.1_32_Freight_32_Moved_32_0809_32_Q2" style:data-style-name="N36">
      <style:table-cell-properties fo:border-top="thin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22" style:family="table-cell" style:parent-style-name="Normal_3.1_32_Freight_32_Moved_32_0809_32_Q2" style:data-style-name="N37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3" style:family="table-cell" style:parent-style-name="Default" style:data-style-name="N37">
      <style:table-cell-properties fo:background-color="#FFFFFF"/>
    </style:style>
    <style:style style:name="ce24" style:family="table-cell" style:parent-style-name="Normal_3.1_32_Freight_32_Moved_32_0809_32_Q2" style:data-style-name="N38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5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Normal_3.1_32_Freight_32_Moved_32_0809_32_Q2" style:data-style-name="N36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0" style:family="table-cell" style:parent-style-name="Normal_3.1_32_Freight_32_Moved_32_0809_32_Q2" style:data-style-name="N39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31" style:family="table-cell" style:parent-style-name="Default" style:data-style-name="N39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</style:style>
    <style:style style:name="ce32" style:family="table-cell" style:parent-style-name="Normal_3.1_32_Freight_32_Moved_32_0809_32_Q2" style:data-style-name="N0">
      <style:table-cell-properties fo:border-top="thin solid #000000" fo:border-bottom="thin solid #000000" fo:border-left="none" fo:border-right="none" style:vertical-align="top" fo:background-color="#FFFFFF"/>
    </style:style>
    <style:style style:name="ce33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</style:style>
    <style:style style:name="ce34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3.1_32_Freight_32_Moved_32_0809_32_Q2" style:data-style-name="N39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38" style:family="table-cell" style:parent-style-name="Default" style:data-style-name="N39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</style:style>
    <style:style style:name="ce39" style:family="table-cell" style:parent-style-name="Default" style:data-style-name="N39">
      <style:table-cell-properties fo:border-top="thin solid #000000" fo:border-bottom="2pt solid #000000" fo:border-left="none" fo:border-right="none" style:vertical-align="middle" fo:background-color="#FFFFFF" style:repeat-content="false"/>
      <style:paragraph-properties fo:text-align="end" fo:margin-right="0cm"/>
    </style:style>
    <style:style style:name="ce40" style:family="table-cell" style:parent-style-name="Normal_3.1_32_Freight_32_Moved_32_0809_32_Q2" style:data-style-name="N0">
      <style:table-cell-properties style:vertical-align="middle" fo:wrap-option="wrap" fo:background-color="#FFFFFF" style:repeat-content="false"/>
      <style:paragraph-properties fo:text-align="end" fo:margin-right="0cm"/>
    </style:style>
    <style:style style:name="ce41" style:family="table-cell" style:parent-style-name="Normal_3.1_32_Freight_32_Moved_32_0809_32_Q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Normal_3.1_32_Freight_32_Moved_32_0809_32_Q2" style:data-style-name="N4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5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6" style:family="table-cell" style:parent-style-name="Normal_3.1_32_Freight_32_Moved_32_0809_32_Q2" style:data-style-name="N40">
      <style:table-cell-properties fo:border-top="thin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Default" style:data-style-name="N40">
      <style:table-cell-properties fo:border-top="thin solid #000000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Normal_3.1_32_Freight_32_Moved_32_0809_32_Q2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0" style:family="table-cell" style:parent-style-name="Normal_410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1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3" style:family="table-cell" style:parent-style-name="Normal_3.1_32_Freight_32_Moved_32_0809_32_Q2" style:data-style-name="N0">
      <style:table-cell-properties style:vertical-align="middle" fo:background-color="#FFFFFF"/>
    </style:style>
    <style:style style:name="ce54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ackground-color="#FFFFFF"/>
      <style:text-properties fo:color="#FF0000"/>
    </style:style>
    <style:style style:name="ce5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487708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403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default-cell-style-name="ce55"/>
        <table:table-column table:style-name="co2" table:number-columns-repeated="6" table:default-cell-style-name="ce4"/>
        <table:table-column table:style-name="co3" table:number-columns-repeated="16371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56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2">
          <table:table-cell office:value-type="string" table:style-name="ce6">
            <text:p>Table TSGB0424 (RAI0403)</text:p>
          </table:table-cell>
          <table:table-cell table:number-columns-repeated="2"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16371" table:style-name="ce7"/>
        </table:table-row>
        <table:table-row table:style-name="ro1">
          <table:table-cell office:value-type="string" table:style-name="ce6">
            <text:p>National Railways freight</text:p>
          </table:table-cell>
          <table:table-cell table:number-columns-repeated="2"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16371" table:style-name="ce7"/>
        </table:table-row>
        <table:table-row table:style-name="ro1">
          <table:table-cell office:value-type="string" table:style-name="ce6">
            <text:p>Number of freight train movements, impacts on road haulage and Freight Performance Measure: annual from 2006/07</text:p>
          </table:table-cell>
          <table:table-cell table:number-columns-repeated="16383" table:style-name="ce7"/>
        </table:table-row>
        <table:table-row table:style-name="ro1">
          <table:table-cell table:style-name="ce11"/>
          <table:table-cell table:number-columns-repeated="7" table:style-name="ce12"/>
          <table:table-cell table:number-columns-repeated="16376" table:style-name="ce4"/>
        </table:table-row>
        <table:table-row table:style-name="ro3">
          <table:table-cell table:style-name="ce13"/>
          <table:table-cell office:value-type="string" table:style-name="ce14">
            <text:p>2006/07</text:p>
          </table:table-cell>
          <table:table-cell office:value-type="string" table:style-name="ce14">
            <text:p>2007/08</text:p>
          </table:table-cell>
          <table:table-cell office:value-type="string" table:style-name="ce14">
            <text:p>2008/09</text:p>
          </table:table-cell>
          <table:table-cell office:value-type="string" table:style-name="ce14">
            <text:p>2009/10</text:p>
          </table:table-cell>
          <table:table-cell office:value-type="string" table:style-name="ce14">
            <text:p>2010/11</text:p>
          </table:table-cell>
          <table:table-cell office:value-type="string" table:style-name="ce14">
            <text:p>2011/12</text:p>
          </table:table-cell>
          <table:table-cell office:value-type="string" table:style-name="ce14">
            <text:p>2012/13</text:p>
          </table:table-cell>
          <table:table-cell office:value-type="string" table:style-name="ce14">
            <text:p>2013/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text:span text:style-name="T1">P</text:span></text:p>
          </table:table-cell>
          <table:table-cell office:value-type="string" table:style-name="ce14">
            <text:p>2017/18</text:p>
          </table:table-cell>
          <table:table-cell table:number-columns-repeated="16371"/>
        </table:table-row>
        <table:table-row table:style-name="ro1">
          <table:table-cell table:style-name="ce3"/>
          <table:table-cell table:number-columns-repeated="12" table:style-name="ce15"/>
          <table:table-cell table:number-columns-repeated="16371"/>
        </table:table-row>
        <table:table-row table:style-name="ro1">
          <table:table-cell office:value-type="string" table:style-name="ce16">
            <text:p>(a) Number of freight train movements<text:span text:style-name="T1">1</text:span></text:p>
          </table:table-cell>
          <table:table-cell table:number-columns-repeated="9" table:style-name="ce4"/>
          <table:table-cell table:number-columns-repeated="2" table:style-name="ce17"/>
          <table:table-cell office:value-type="string" table:style-name="ce18">
            <text:p>Thousands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Total number of freight trains movements</text:p>
          </table:table-cell>
          <table:table-cell office:value-type="float" office:value="364.94900000000001" table:style-name="ce20">
            <text:p>364.9</text:p>
          </table:table-cell>
          <table:table-cell office:value-type="float" office:value="332.21800000000002" table:style-name="ce20">
            <text:p>332.2</text:p>
          </table:table-cell>
          <table:table-cell office:value-type="float" office:value="316.68400000000003" table:style-name="ce20">
            <text:p>316.7</text:p>
          </table:table-cell>
          <table:table-cell office:value-type="float" office:value="278.47199999999998" table:style-name="ce20">
            <text:p>278.5</text:p>
          </table:table-cell>
          <table:table-cell office:value-type="float" office:value="265.55900000000003" table:style-name="ce20">
            <text:p>265.6</text:p>
          </table:table-cell>
          <table:table-cell office:value-type="float" office:value="273.89699999999999" table:style-name="ce20">
            <text:p>273.9</text:p>
          </table:table-cell>
          <table:table-cell office:value-type="float" office:value="275.827" table:style-name="ce20">
            <text:p>275.8</text:p>
          </table:table-cell>
          <table:table-cell office:value-type="float" office:value="288.37099999999998" table:style-name="ce20">
            <text:p>288.4</text:p>
          </table:table-cell>
          <table:table-cell office:value-type="float" office:value="282.30399999999997" table:style-name="ce20">
            <text:p>282.3</text:p>
          </table:table-cell>
          <table:table-cell office:value-type="float" office:value="236.29" table:style-name="ce20">
            <text:p>236.3</text:p>
          </table:table-cell>
          <table:table-cell office:value-type="float" office:value="223.751" table:style-name="ce20">
            <text:p>223.8</text:p>
          </table:table-cell>
          <table:table-cell office:value-type="float" office:value="215.82599999999999" table:style-name="ce20">
            <text:p>215.8</text:p>
          </table:table-cell>
          <table:table-cell table:number-columns-repeated="16371"/>
        </table:table-row>
        <table:table-row table:style-name="ro1">
          <table:table-cell table:style-name="ce21"/>
          <table:table-cell table:number-columns-repeated="4" table:style-name="ce22"/>
          <table:table-cell table:number-columns-repeated="2" table:style-name="ce23"/>
          <table:table-cell table:number-columns-repeated="16377" table:style-name="ce4"/>
        </table:table-row>
        <table:table-row table:style-name="ro1">
          <table:table-cell table:style-name="ce3"/>
          <table:table-cell table:number-columns-repeated="12" table:style-name="ce24"/>
          <table:table-cell table:number-columns-repeated="16371"/>
        </table:table-row>
        <table:table-row table:style-name="ro1">
          <table:table-cell office:value-type="string" table:style-name="ce25">
            <text:p>(b) Impacts on road haulage</text:p>
          </table:table-cell>
          <table:table-cell table:number-columns-repeated="9" table:style-name="ce26"/>
          <table:table-cell table:number-columns-repeated="2" table:style-name="ce27"/>
          <table:table-cell office:value-type="string" table:style-name="ce28">
            <text:p>Billions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oad vehicle kilometres equivalent<text:span text:style-name="T2">2,R</text:span></text:p>
          </table:table-cell>
          <table:table-cell office:value-type="float" office:value="1.95185076244432" table:style-name="ce30">
            <text:p>2.0</text:p>
          </table:table-cell>
          <table:table-cell office:value-type="float" office:value="1.9381290078056701" table:style-name="ce30">
            <text:p>1.9</text:p>
          </table:table-cell>
          <table:table-cell office:value-type="float" office:value="1.92404213262854" table:style-name="ce30">
            <text:p>1.9</text:p>
          </table:table-cell>
          <table:table-cell office:value-type="float" office:value="2.0647124702225299" table:style-name="ce31">
            <text:p>2.1</text:p>
          </table:table-cell>
          <table:table-cell office:value-type="float" office:value="1.8513559029568301" table:style-name="ce31">
            <text:p>1.9</text:p>
          </table:table-cell>
          <table:table-cell office:value-type="float" office:value="2.1283702092580099" table:style-name="ce31">
            <text:p>2.1</text:p>
          </table:table-cell>
          <table:table-cell office:value-type="float" office:value="2.03421146841682" table:style-name="ce31">
            <text:p>2.0</text:p>
          </table:table-cell>
          <table:table-cell office:value-type="float" office:value="1.97900591083864" table:style-name="ce31">
            <text:p>2.0</text:p>
          </table:table-cell>
          <table:table-cell office:value-type="float" office:value="2.1922324489468101" table:style-name="ce31">
            <text:p>2.2</text:p>
          </table:table-cell>
          <table:table-cell office:value-type="float" office:value="1.7792350830197099" table:style-name="ce31">
            <text:p>1.8</text:p>
          </table:table-cell>
          <table:table-cell office:value-type="float" office:value="1.7106944630204299" table:style-name="ce31">
            <text:p>1.7</text:p>
          </table:table-cell>
          <table:table-cell office:value-type="string" table:style-name="ce31">
            <text:p>..<text:span text:style-name="T2">7</text:span></text:p>
          </table:table-cell>
          <table:table-cell table:number-columns-repeated="16371"/>
        </table:table-row>
        <table:table-row table:style-name="ro1">
          <table:table-cell table:style-name="ce32"/>
          <table:table-cell table:number-columns-repeated="3" table:style-name="ce33"/>
          <table:table-cell table:style-name="ce34"/>
          <table:table-cell table:number-columns-repeated="2" table:style-name="ce35"/>
          <table:table-cell table:number-columns-repeated="3" table:style-name="ce36"/>
          <table:table-cell table:number-columns-repeated="2" table:style-name="ce27"/>
          <table:table-cell office:value-type="string" table:style-name="ce28">
            <text:p>Millions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Road vehicle journeys equivalent<text:span text:style-name="T2">3,R</text:span></text:p>
          </table:table-cell>
          <table:table-cell office:value-type="float" office:value="9.4030282438644992" table:style-name="ce37">
            <text:p>9.4</text:p>
          </table:table-cell>
          <table:table-cell office:value-type="float" office:value="8.9377153255679911" table:style-name="ce37">
            <text:p>8.9</text:p>
          </table:table-cell>
          <table:table-cell office:value-type="float" office:value="8.7191764789285511" table:style-name="ce37">
            <text:p>8.7</text:p>
          </table:table-cell>
          <table:table-cell office:value-type="float" office:value="8.6962057832698001" table:style-name="ce38">
            <text:p>8.7</text:p>
          </table:table-cell>
          <table:table-cell office:value-type="float" office:value="6.5665612714150399" table:style-name="ce38">
            <text:p>6.6</text:p>
          </table:table-cell>
          <table:table-cell office:value-type="float" office:value="9.0544117513230802" table:style-name="ce38">
            <text:p>9.1</text:p>
          </table:table-cell>
          <table:table-cell office:value-type="float" office:value="9.7100063047285996" table:style-name="ce38">
            <text:p>9.7</text:p>
          </table:table-cell>
          <table:table-cell office:value-type="float" office:value="9.1140295044231294" table:style-name="ce38">
            <text:p>9.1</text:p>
          </table:table-cell>
          <table:table-cell office:value-type="float" office:value="10.464404773210999" table:style-name="ce38">
            <text:p>10.5</text:p>
          </table:table-cell>
          <table:table-cell office:value-type="float" office:value="8.2171094275351102" table:style-name="ce39">
            <text:p>8.2</text:p>
          </table:table-cell>
          <table:table-cell office:value-type="float" office:value="8.2124521598396392" table:style-name="ce39">
            <text:p>8.2</text:p>
          </table:table-cell>
          <table:table-cell office:value-type="string" table:style-name="ce39">
            <text:p>..<text:span text:style-name="T2">7</text:span></text:p>
          </table:table-cell>
          <table:table-cell table:number-columns-repeated="16371"/>
        </table:table-row>
        <table:table-row table:style-name="ro1">
          <table:table-cell table:style-name="ce3"/>
          <table:table-cell table:number-columns-repeated="3" table:style-name="ce40"/>
          <table:table-cell table:number-columns-repeated="9" table:style-name="ce17"/>
          <table:table-cell table:number-columns-repeated="16371"/>
        </table:table-row>
        <table:table-row table:style-name="ro1">
          <table:table-cell office:value-type="string" table:style-name="ce25">
            <text:p>(c) Freight performance<text:span text:style-name="T1">4</text:span></text:p>
          </table:table-cell>
          <table:table-cell table:number-columns-repeated="9" table:style-name="ce41"/>
          <table:table-cell table:number-columns-repeated="2" table:style-name="ce42"/>
          <table:table-cell office:value-type="string" table:style-name="ce43">
            <text:p>Percentag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reight Delivery Metric (FDM)<text:span text:style-name="T2">5,R</text:span>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float" office:value="93.25678344181965" table:style-name="ce45">
            <text:p>93.3</text:p>
          </table:table-cell>
          <table:table-cell office:value-type="float" office:value="94.280919126926847" table:style-name="ce45">
            <text:p>94.3</text:p>
          </table:table-cell>
          <table:table-cell office:value-type="float" office:value="94.092345171481867" table:style-name="ce45">
            <text:p>94.1</text:p>
          </table:table-cell>
          <table:table-cell office:value-type="float" office:value="94.193248233549483" table:style-name="ce45">
            <text:p>94.2</text:p>
          </table:table-cell>
          <table:table-cell office:value-type="float" office:value="93.477623987324748" table:style-name="ce45">
            <text:p>93.5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Freight Performance Measure (FPM)<text:span text:style-name="T2">6</text:span></text:p>
          </table:table-cell>
          <table:table-cell office:value-type="float" office:value="66.842863125105595" table:style-name="ce46">
            <text:p>66.8</text:p>
          </table:table-cell>
          <table:table-cell office:value-type="float" office:value="68.694034606927758" table:style-name="ce46">
            <text:p>68.7</text:p>
          </table:table-cell>
          <table:table-cell office:value-type="float" office:value="71.084733637309284" table:style-name="ce46">
            <text:p>71.1</text:p>
          </table:table-cell>
          <table:table-cell office:value-type="float" office:value="74.597993872333774" table:style-name="ce47">
            <text:p>74.6</text:p>
          </table:table-cell>
          <table:table-cell office:value-type="float" office:value="73.911348789348125" table:style-name="ce47">
            <text:p>73.9</text:p>
          </table:table-cell>
          <table:table-cell office:value-type="float" office:value="75.827717835858692" table:style-name="ce47">
            <text:p>75.8</text:p>
          </table:table-cell>
          <table:table-cell office:value-type="float" office:value="74.114062904168406" table:style-name="ce47">
            <text:p>74.1</text:p>
          </table:table-cell>
          <table:table-cell office:value-type="float" office:value="74.835454449284086" table:style-name="ce47">
            <text:p>74.8</text:p>
          </table:table-cell>
          <table:table-cell office:value-type="float" office:value="79.265229668941799" table:style-name="ce47">
            <text:p>79.3</text:p>
          </table:table-cell>
          <table:table-cell office:value-type="string" table:style-name="ce46">
            <text:p>..</text:p>
          </table:table-cell>
          <table:table-cell office:value-type="string" table:style-name="ce46">
            <text:p>..</text:p>
          </table:table-cell>
          <table:table-cell office:value-type="string" table:style-name="ce46">
            <text:p>..</text:p>
          </table:table-cell>
          <table:table-cell table:number-columns-repeated="16371"/>
        </table:table-row>
        <table:table-row table:style-name="ro4">
          <table:table-cell table:style-name="ce4"/>
          <table:table-cell table:number-columns-repeated="3" table:style-name="ce15"/>
          <table:table-cell table:number-columns-repeated="2" table:style-name="ce48"/>
          <table:table-cell table:number-columns-repeated="16378" table:style-name="ce4"/>
        </table:table-row>
        <table:table-row table:style-name="ro4">
          <table:table-cell office:value-type="string" table:style-name="ce49">
            <text:p>1. Measures the total number of train movements (including infrastructure trains) on the network.</text:p>
          </table:table-cell>
          <table:table-cell table:number-columns-repeated="2" table:style-name="ce4"/>
          <table:table-cell table:style-name="ce50"/>
          <table:table-cell table:style-name="ce51"/>
          <table:table-cell table:number-columns-repeated="7" table:style-name="ce4"/>
          <table:table-cell office:value-type="string" table:style-name="ce54">
            <text:p>Source: Office of Rail and Road (ORR)</text:p>
          </table:table-cell>
          <table:table-cell table:number-columns-repeated="16371"/>
        </table:table-row>
        <table:table-row table:style-name="ro4">
          <table:table-cell office:value-type="string" table:style-name="ce49">
            <text:p>2. The equivalent distance that road vehicles would need to have travelled to move the amounts of freight carried on rail, which is affected more by volume than by weight.</text:p>
          </table:table-cell>
          <table:table-cell table:number-columns-repeated="2" table:style-name="ce4"/>
          <table:table-cell table:style-name="ce50"/>
          <table:table-cell table:style-name="ce52"/>
          <table:table-cell table:number-columns-repeated="7" table:style-name="ce4"/>
          <table:table-cell office:value-type="string" table:style-name="ce17">
            <text:p>Last updated: 6 December 2018</text:p>
          </table:table-cell>
          <table:table-cell table:number-columns-repeated="16371"/>
        </table:table-row>
        <table:table-row table:style-name="ro4">
          <table:table-cell office:value-type="string" table:style-name="ce49">
            <text:p>3. The equivalent number of road vehicle trips necessary to move this freight.</text:p>
          </table:table-cell>
          <table:table-cell table:number-columns-repeated="11" table:style-name="ce4"/>
          <table:table-cell office:value-type="string" table:style-name="ce17">
            <text:p>Next update: December 2019</text:p>
          </table:table-cell>
          <table:table-cell table:number-columns-repeated="16371"/>
        </table:table-row>
        <table:table-row table:style-name="ro4">
          <table:table-cell office:value-type="string" table:style-name="ce49">
            <text:p>4. The Freight Delivery Metric has been introduced in place of the Freight Performance Measure and has replaced it as an industry target from 2014/15.</text:p>
          </table:table-cell>
          <table:table-cell table:number-columns-repeated="11" table:style-name="ce4"/>
          <table:table-cell office:value-type="string" table:style-name="ce17">
            <text:p>Telephone: 020 7944 2419</text:p>
          </table:table-cell>
          <table:table-cell table:number-columns-repeated="16371"/>
        </table:table-row>
        <table:table-row table:style-name="ro4">
          <table:table-cell office:value-type="string" table:style-name="ce53">
            <text:p>5. Percentage of trains arriving within 15 minutes of their scheduled arrival time at their final destination. This only covers delays caused by Network Rail.</text:p>
          </table:table-cell>
          <table:table-cell table:number-columns-repeated="9" table:style-name="ce4"/>
          <table:table-cell table:number-columns-repeated="2" table:style-name="ce54"/>
          <table:table-cell office:value-type="string" table:style-name="ce17">
            <text:p>Email: rail.stats@dft.gsi.gov.uk</text:p>
          </table:table-cell>
          <table:table-cell table:number-columns-repeated="16371"/>
        </table:table-row>
        <table:table-row table:style-name="ro4">
          <table:table-cell office:value-type="string" table:style-name="ce53">
            <text:p>6. Percentage of trains arriving within 10 minutes of their scheduled arrival time at their final destination.</text:p>
          </table:table-cell>
          <table:table-cell table:number-columns-repeated="9" table:style-name="ce4"/>
          <table:table-cell table:number-columns-repeated="2" table:style-name="ce17"/>
          <table:table-cell table:number-columns-repeated="16372" table:style-name="ce4"/>
        </table:table-row>
        <table:table-row table:style-name="ro4">
          <table:table-cell office:value-type="string" table:style-name="ce53">
            <text:p>7. Data for 2017/18 are not yet available.</text:p>
          </table:table-cell>
          <table:table-cell table:number-columns-repeated="9" table:style-name="ce4"/>
          <table:table-cell table:number-columns-repeated="2" table:style-name="ce17"/>
          <table:table-cell table:number-columns-repeated="16372" table:style-name="ce4"/>
        </table:table-row>
        <table:table-row table:style-name="ro4">
          <table:table-cell office:value-type="string" table:style-name="ce53">
            <text:p>R. The impact on road haulage and freight delivery metric figures have been revised.</text:p>
          </table:table-cell>
          <table:table-cell table:number-columns-repeated="9" table:style-name="ce4"/>
          <table:table-cell table:number-columns-repeated="2" table:style-name="ce17"/>
          <table:table-cell table:number-columns-repeated="16372" table:style-name="ce4"/>
        </table:table-row>
        <table:table-row table:style-name="ro4">
          <table:table-cell office:value-type="string" table:style-name="ce53">
            <text:p>P. The impact on road haulage statistics for 2016/17 are provisional.</text:p>
          </table:table-cell>
          <table:table-cell table:number-columns-repeated="9" table:style-name="ce4"/>
          <table:table-cell table:number-columns-repeated="2" table:style-name="ce17"/>
          <table:table-cell table:number-columns-repeated="16372" table:style-name="ce4"/>
        </table:table-row>
        <table:table-row table:number-rows-repeated="3" table:style-name="ro4">
          <table:table-cell table:number-columns-repeated="16384" table:style-name="ce4"/>
        </table:table-row>
        <table:table-row table:style-name="ro5">
          <table:table-cell table:number-columns-repeated="16384" table:style-name="ce4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\0" table:cell-range-address="'file:///C:/Documents%20and%20Settings/dbovill/Local%20Settings/Temporary%20Internet%20Files/OLK20/2005Publications/RoRo%20Q2_2005/Bulletin205draft.xls'#TABLE1a.$U$1:TABLE1a.$U$7" table:base-cell-address="RAI0403.$A$1"/>
          <table:named-range table:name="\p" table:cell-range-address="'file:///C:/Documents%20and%20Settings/dbovill/Local%20Settings/Temporary%20Internet%20Files/OLK20/2005Publications/RoRo%20Q2_2005/Bulletin205draft.xls'#TABLE1a.$P$1" table:base-cell-address="RAI0403.$A$1"/>
          <table:named-range table:name="\t" table:cell-range-address="'file:///C:/Documents%20and%20Settings/dbovill/Local%20Settings/Temporary%20Internet%20Files/OLK20/2005Publications/RoRo%20Q2_2005/Bulletin205draft.xls'#TABLE1a.$U$3" table:base-cell-address="RAI0403.$A$1"/>
          <table:named-range table:name="ANNBELGIUM" table:cell-range-address="'file:///C:/Documents%20and%20Settings/dbovill/Local%20Settings/Temporary%20Internet%20Files/OLK20/2005Publications/RoRo%20Q2_2005/Bulletin205draft.xls'#TABLE5.$D$5:TABLE5.$D$12" table:base-cell-address="RAI0403.$A$1"/>
          <table:named-range table:name="ANNDVR" table:cell-range-address="'file:///C:/Documents%20and%20Settings/dbovill/Local%20Settings/Temporary%20Internet%20Files/OLK20/2005Publications/RoRo%20Q2_2005/Bulletin205draft.xls'#TABLE4AL.$D$6:TABLE4AL.$D$12" table:base-cell-address="RAI0403.$A$1"/>
          <table:named-range table:name="ANNENG" table:cell-range-address="'file:///C:/Documents%20and%20Settings/dbovill/Local%20Settings/Temporary%20Internet%20Files/OLK20/2005Publications/RoRo%20Q2_2005/Bulletin205draft.xls'#TABLE4AL.$F$6:TABLE4AL.$F$12" table:base-cell-address="RAI0403.$A$1"/>
          <table:named-range table:name="ANNFORIEGN" table:cell-range-address="'file:///C:/Documents%20and%20Settings/dbovill/Local%20Settings/Temporary%20Internet%20Files/OLK20/2005Publications/RoRo%20Q2_2005/Bulletin205draft.xls'#TABLE1a.$P$37" table:base-cell-address="RAI0403.$A$1"/>
          <table:named-range table:name="ANNFRANCE" table:cell-range-address="'file:///C:/Documents%20and%20Settings/dbovill/Local%20Settings/Temporary%20Internet%20Files/OLK20/2005Publications/RoRo%20Q2_2005/Bulletin205draft.xls'#TABLE5.$B$5:TABLE5.$B$12" table:base-cell-address="RAI0403.$A$1"/>
          <table:named-range table:name="ANNL" table:cell-range-address="'file:///C:/Documents%20and%20Settings/dbovill/Local%20Settings/Temporary%20Internet%20Files/OLK20/2005Publications/RoRo%20Q2_2005/Bulletin205draft.xls'#TABLE5.$F$5:TABLE5.$F$12" table:base-cell-address="RAI0403.$A$1"/>
          <table:named-range table:name="ANNOTHER" table:cell-range-address="'file:///C:/Documents%20and%20Settings/dbovill/Local%20Settings/Temporary%20Internet%20Files/OLK20/2005Publications/RoRo%20Q2_2005/Bulletin205draft.xls'#TABLE5.$J$5:TABLE5.$J$12" table:base-cell-address="RAI0403.$A$1"/>
          <table:named-range table:name="ANNSE" table:cell-range-address="'file:///C:/Documents%20and%20Settings/dbovill/Local%20Settings/Temporary%20Internet%20Files/OLK20/2005Publications/RoRo%20Q2_2005/Bulletin205draft.xls'#TABLE4AL.$B$6:TABLE4AL.$B$12" table:base-cell-address="RAI0403.$A$1"/>
          <table:named-range table:name="ANNUK" table:cell-range-address="'file:///C:/Documents%20and%20Settings/dbovill/Local%20Settings/Temporary%20Internet%20Files/OLK20/2005Publications/RoRo%20Q2_2005/Bulletin205draft.xls'#TABLE1a.$E$8:TABLE1a.$E$14" table:base-cell-address="RAI0403.$A$1"/>
          <table:named-range table:name="ANNUT" table:cell-range-address="'file:///C:/Documents%20and%20Settings/dbovill/Local%20Settings/Temporary%20Internet%20Files/OLK20/2005Publications/RoRo%20Q2_2005/Bulletin205draft.xls'#TABLE1a.$M$8:TABLE1a.$M$14" table:base-cell-address="RAI0403.$A$1"/>
          <table:named-range table:name="CAMARA" table:cell-range-address="'file:///C:/Documents%20and%20Settings/dbovill/Local%20Settings/Temporary%20Internet%20Files/OLK20/2005Publications/RoRo%20Q2_2005/Bulletin205draft.xls'#TABLE1a.$P$4" table:base-cell-address="RAI0403.$A$1"/>
          <table:named-range table:name="CLONE" table:cell-range-address="'file:///C:/Documents%20and%20Settings/dbovill/Local%20Settings/Temporary%20Internet%20Files/OLK20/2005Publications/RoRo%20Q2_2005/Bulletin205draft.xls'#TABLE1a.$P$6" table:base-cell-address="RAI0403.$A$1"/>
          <table:named-range table:name="FOREIGN" table:cell-range-address="'file:///C:/Documents%20and%20Settings/dbovill/Local%20Settings/Temporary%20Internet%20Files/OLK20/2005Publications/RoRo%20Q2_2005/Bulletin205draft.xls'#TABLE1a.$P$38:TABLE1a.$P$52" table:base-cell-address="RAI0403.$A$1"/>
          <table:named-range table:name="Print_Area" table:cell-range-address="RAI0403.$A$4:RAI0403.$M$31" table:base-cell-address="RAI0403.$A$1"/>
          <table:named-range table:name="tab" table:cell-range-address="'file:///C:/Documents%20and%20Settings/dbovill/Local%20Settings/Temporary%20Internet%20Files/OLK20/IRHS/EXCEL/RORO/bulletins/2003/SA%20Changes/SA%20Changes%20to%20bulletin%20-%20draft.xls'#TABLE1a.$U$3" table:base-cell-address="RAI0403.$A$1"/>
        </table:named-expressions>
      </table:table>
      <table:table table:name="'file:///C:/Documents%20and%20Settings/dbovill/Local%20Settings/Temporary%20Internet%20Files/OLK20/IRHS/EXCEL/RORO/bulletins/2003/SA%20Changes/SA%20Changes%20to%20bulletin%20-%20draft.xls'#CommentarySA" table:style-name="ta2">
        <table:table-source xlink:href="file:///C:/Documents%20and%20Settings/dbovill/Local%20Settings/Temporary%20Internet%20Files/OLK20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a" table:style-name="ta2">
        <table:table-source xlink:href="file:///C:/Documents%20and%20Settings/dbovill/Local%20Settings/Temporary%20Internet%20Files/OLK20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1b" table:style-name="ta2">
        <table:table-source xlink:href="file:///C:/Documents%20and%20Settings/dbovill/Local%20Settings/Temporary%20Internet%20Files/OLK20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2" table:style-name="ta2">
        <table:table-source xlink:href="file:///C:/Documents%20and%20Settings/dbovill/Local%20Settings/Temporary%20Internet%20Files/OLK20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" table:style-name="ta2">
        <table:table-source xlink:href="file:///C:/Documents%20and%20Settings/dbovill/Local%20Settings/Temporary%20Internet%20Files/OLK20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a" table:style-name="ta2">
        <table:table-source xlink:href="file:///C:/Documents%20and%20Settings/dbovill/Local%20Settings/Temporary%20Internet%20Files/OLK20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3b" table:style-name="ta2">
        <table:table-source xlink:href="file:///C:/Documents%20and%20Settings/dbovill/Local%20Settings/Temporary%20Internet%20Files/OLK20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L" table:style-name="ta2">
        <table:table-source xlink:href="file:///C:/Documents%20and%20Settings/dbovill/Local%20Settings/Temporary%20Internet%20Files/OLK20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a" table:style-name="ta2">
        <table:table-source xlink:href="file:///C:/Documents%20and%20Settings/dbovill/Local%20Settings/Temporary%20Internet%20Files/OLK20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4b" table:style-name="ta2">
        <table:table-source xlink:href="file:///C:/Documents%20and%20Settings/dbovill/Local%20Settings/Temporary%20Internet%20Files/OLK20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IRHS/EXCEL/RORO/bulletins/2003/SA%20Changes/SA%20Changes%20to%20bulletin%20-%20draft.xls'#TABLE5" table:style-name="ta2">
        <table:table-source xlink:href="file:///C:/Documents%20and%20Settings/dbovill/Local%20Settings/Temporary%20Internet%20Files/OLK20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CommentarySA" table:style-name="ta2">
        <table:table-source xlink:href="file:///C:/Documents%20and%20Settings/dbovill/Local%20Settings/Temporary%20Internet%20Files/OLK20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1a" table:style-name="ta2">
        <table:table-source xlink:href="file:///C:/Documents%20and%20Settings/dbovill/Local%20Settings/Temporary%20Internet%20Files/OLK20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Documents%20and%20Settings/dbovill/Local%20Settings/Temporary%20Internet%20Files/OLK20/2005Publications/RoRo%20Q2_2005/Bulletin205draft.xls'#TABLE1b" table:style-name="ta2">
        <table:table-source xlink:href="file:///C:/Documents%20and%20Settings/dbovill/Local%20Settings/Temporary%20Internet%20Files/OLK20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" table:style-name="ta2">
        <table:table-source xlink:href="file:///C:/Documents%20and%20Settings/dbovill/Local%20Settings/Temporary%20Internet%20Files/OLK20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2" table:style-name="ta2">
        <table:table-source xlink:href="file:///C:/Documents%20and%20Settings/dbovill/Local%20Settings/Temporary%20Internet%20Files/OLK20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" table:style-name="ta2">
        <table:table-source xlink:href="file:///C:/Documents%20and%20Settings/dbovill/Local%20Settings/Temporary%20Internet%20Files/OLK20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a" table:style-name="ta2">
        <table:table-source xlink:href="file:///C:/Documents%20and%20Settings/dbovill/Local%20Settings/Temporary%20Internet%20Files/OLK20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3b" table:style-name="ta2">
        <table:table-source xlink:href="file:///C:/Documents%20and%20Settings/dbovill/Local%20Settings/Temporary%20Internet%20Files/OLK20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AL" table:style-name="ta2">
        <table:table-source xlink:href="file:///C:/Documents%20and%20Settings/dbovill/Local%20Settings/Temporary%20Internet%20Files/OLK20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Documents%20and%20Settings/dbovill/Local%20Settings/Temporary%20Internet%20Files/OLK20/2005Publications/RoRo%20Q2_2005/Bulletin205draft.xls'#TABLE4a" table:style-name="ta2">
        <table:table-source xlink:href="file:///C:/Documents%20and%20Settings/dbovill/Local%20Settings/Temporary%20Internet%20Files/OLK20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4b" table:style-name="ta2">
        <table:table-source xlink:href="file:///C:/Documents%20and%20Settings/dbovill/Local%20Settings/Temporary%20Internet%20Files/OLK20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5" table:style-name="ta2">
        <table:table-source xlink:href="file:///C:/Documents%20and%20Settings/dbovill/Local%20Settings/Temporary%20Internet%20Files/OLK20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Documents%20and%20Settings/dbovill/Local%20Settings/Temporary%20Internet%20Files/OLK20/2005Publications/RoRo%20Q2_2005/Bulletin205draft.xls'#Routes" table:style-name="ta2">
        <table:table-source xlink:href="file:///C:/Documents%20and%20Settings/dbovill/Local%20Settings/Temporary%20Internet%20Files/OLK20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2" table:style-name="ta2">
        <table:table-source xlink:href="file:///C:/Documents%20and%20Settings/dbovill/Local%20Settings/Temporary%20Internet%20Files/OLK20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" table:style-name="ta2">
        <table:table-source xlink:href="file:///C:/Documents%20and%20Settings/dbovill/Local%20Settings/Temporary%20Internet%20Files/OLK20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" table:style-name="ta2">
        <table:table-source xlink:href="file:///C:/Documents%20and%20Settings/dbovill/Local%20Settings/Temporary%20Internet%20Files/OLK20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1" table:style-name="ta2">
        <table:table-source xlink:href="file:///C:/Documents%20and%20Settings/dbovill/Local%20Settings/Temporary%20Internet%20Files/OLK20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1" table:style-name="ta2">
        <table:table-source xlink:href="file:///C:/Documents%20and%20Settings/dbovill/Local%20Settings/Temporary%20Internet%20Files/OLK20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TABLE2cont__3" table:style-name="ta2">
        <table:table-source xlink:href="file:///C:/Documents%20and%20Settings/dbovill/Local%20Settings/Temporary%20Internet%20Files/OLK20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dbovill/Local%20Settings/Temporary%20Internet%20Files/OLK20/2005Publications/RoRo%20Q2_2005/Bulletin205draft.xls'#FiguresSA_-do_not_print3" table:style-name="ta2">
        <table:table-source xlink:href="file:///C:/Documents%20and%20Settings/dbovill/Local%20Settings/Temporary%20Internet%20Files/OLK20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  <style:font-face style:name="Tms Rmn" svg:font-family="&quot;Tms Rmn&quot;"/>
    <style:font-face style:name="Cambria" svg:font-family="Cambria"/>
    <style:font-face style:name="Helv" svg:font-family="Helv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number:number-style style:name="N37P0" number:language="en" number:country="US">
      <number:number number:decimal-places="0" number:min-integer-digits="1" number:grouping="true"/>
    </number:number-style>
    <number:number-style style:name="N37" number:language="en" number:country="US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8P0" number:language="en" number:country="US">
      <number:number number:decimal-places="6" number:min-integer-digits="1" number:grouping="true"/>
    </number:number-style>
    <number:number-style style:name="N38" number:language="en" number:country="US">
      <number:text>(</number:text>
      <number:number number:decimal-places="6" number:min-integer-digits="1" number:grouping="true"/>
      <number:text>)</number:text>
      <style:map style:condition="value()&gt;=0" style:apply-style-name="N38P0"/>
    </number:number-style>
    <number:number-style style:name="N39P0" number:language="en" number:country="US">
      <number:number number:decimal-places="1" number:min-integer-digits="1" number:grouping="true"/>
    </number:number-style>
    <number:number-style style:name="N39" number:language="en" number:country="US">
      <number:text>-</number:text>
      <number:number number:decimal-places="1" number:min-integer-digits="1" number:grouping="true"/>
      <style:map style:condition="value()&gt;=0" style:apply-style-name="N39P0"/>
    </number:number-style>
    <number:number-style style:name="N40P0" number:language="en" number:country="US">
      <number:number number:decimal-places="1" number:min-integer-digits="1"/>
    </number:number-style>
    <number:number-style style:name="N40" number:language="en" number:country="US">
      <number:text>(</number:text>
      <number:number number:decimal-places="1" number:min-integer-digits="1"/>
      <number:text>)</number:text>
      <style:map style:condition="value()&gt;=0" style:apply-style-name="N40P0"/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37__freight_32_lifted_32_Q4" style:display-name="%_freight lifted Q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20110" style:family="table-cell" style:data-style-name="N0">
      <style:table-cell-properties style:vertical-align="automatic" fo:background-color="transparent"/>
    </style:style>
    <style:style style:name="Normal_3.1_32_Freight_32_Moved_32_0809_32_Q2" style:display-name="Normal_3.1 Freight Moved 0809 Q2" style:family="table-cell" style:data-style-name="N0">
      <style:table-cell-properties style:vertical-align="automatic" fo:background-color="transparen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410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41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stillwe</meta:initial-creator>
    <dc:creator>Shawn Weekes</dc:creator>
    <meta:creation-date>2011-11-08T15:06:27Z</meta:creation-date>
    <dc:date>2018-12-04T17:22:34Z</dc:date>
    <meta:print-date>2018-12-04T17:22:21Z</meta:print-date>
  </office:meta>
</office:document-meta>
</file>